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32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sses_01" table:style-name="ta1">
        <table:shapes>
          <draw:frame draw:z-index="0" draw:style-name="gr1" draw:text-style-name="P1" svg:width="6.3063in" svg:height="3.5469in" svg:x="0.3449in" svg:y="6.5331in">
            <draw:object draw:notify-on-update-of-ranges="losses_01.A4:losses_01.A4 losses_01.B4:losses_01.K4 losses_01.A16:losses_01.A16 losses_01.B16:losses_01.K16 losses_01.A28:losses_01.A28 losses_01.B28:losses_01.K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7.1291in" svg:y="6.5551in">
            <draw:object draw:notify-on-update-of-ranges="losses_01.A9:losses_01.A9 losses_01.B9:losses_01.K9 losses_01.A21:losses_01.A21 losses_01.B21:losses_01.K21 losses_01.A33:losses_01.A33 losses_01.B33:losses_01.K3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/>
          <table:table-cell office:value-type="float" office:value="-1729903217.27186" calcext:value-type="float">
            <text:p>-1729903217.27186</text:p>
          </table:table-cell>
          <table:table-cell office:value-type="float" office:value="-5262497979.4968" calcext:value-type="float">
            <text:p>-5262497979.4968</text:p>
          </table:table-cell>
          <table:table-cell office:value-type="float" office:value="-8694908936.73347" calcext:value-type="float">
            <text:p>-8694908936.73347</text:p>
          </table:table-cell>
          <table:table-cell office:value-type="float" office:value="-12074659062.9936" calcext:value-type="float">
            <text:p>-12074659062.9936</text:p>
          </table:table-cell>
          <table:table-cell office:value-type="float" office:value="-15489311069.339" calcext:value-type="float">
            <text:p>-15489311069.339</text:p>
          </table:table-cell>
          <table:table-cell office:value-type="float" office:value="-18913363983.8294" calcext:value-type="float">
            <text:p>-18913363983.8294</text:p>
          </table:table-cell>
          <table:table-cell office:value-type="float" office:value="-22309639157.0832" calcext:value-type="float">
            <text:p>-22309639157.0832</text:p>
          </table:table-cell>
          <table:table-cell office:value-type="float" office:value="-25746129615.9659" calcext:value-type="float">
            <text:p>-25746129615.9659</text:p>
          </table:table-cell>
          <table:table-cell office:value-type="float" office:value="-29183434081.7058" calcext:value-type="float">
            <text:p>-29183434081.7058</text:p>
          </table:table-cell>
          <table:table-cell office:value-type="float" office:value="-32630203096.1535" calcext:value-type="float">
            <text:p>-32630203096.1535</text:p>
          </table:table-cell>
        </table:table-row>
        <table:table-row table:style-name="ro1">
          <table:table-cell/>
          <table:table-cell office:value-type="float" office:value="-1259479741.85688" calcext:value-type="float">
            <text:p>-1259479741.85688</text:p>
          </table:table-cell>
          <table:table-cell office:value-type="float" office:value="-3736997701.8678" calcext:value-type="float">
            <text:p>-3736997701.8678</text:p>
          </table:table-cell>
          <table:table-cell office:value-type="float" office:value="-6159140050.01279" calcext:value-type="float">
            <text:p>-6159140050.01279</text:p>
          </table:table-cell>
          <table:table-cell office:value-type="float" office:value="-8529544630.3113" calcext:value-type="float">
            <text:p>-8529544630.3113</text:p>
          </table:table-cell>
          <table:table-cell office:value-type="float" office:value="-10922923173.6631" calcext:value-type="float">
            <text:p>-10922923173.6631</text:p>
          </table:table-cell>
          <table:table-cell office:value-type="float" office:value="-13317739317.4925" calcext:value-type="float">
            <text:p>-13317739317.4925</text:p>
          </table:table-cell>
          <table:table-cell office:value-type="float" office:value="-15725015441.7399" calcext:value-type="float">
            <text:p>-15725015441.7399</text:p>
          </table:table-cell>
          <table:table-cell office:value-type="float" office:value="-18107373074.5586" calcext:value-type="float">
            <text:p>-18107373074.5586</text:p>
          </table:table-cell>
          <table:table-cell office:value-type="float" office:value="-20510086271.7271" calcext:value-type="float">
            <text:p>-20510086271.7271</text:p>
          </table:table-cell>
          <table:table-cell office:value-type="float" office:value="-22886620887.0618" calcext:value-type="float">
            <text:p>-22886620887.0618</text:p>
          </table:table-cell>
        </table:table-row>
        <table:table-row table:style-name="ro1">
          <table:table-cell/>
          <table:table-cell office:value-type="float" office:value="-2525719784.52239" calcext:value-type="float">
            <text:p>-2525719784.52239</text:p>
          </table:table-cell>
          <table:table-cell office:value-type="float" office:value="-7357171981.37314" calcext:value-type="float">
            <text:p>-7357171981.37314</text:p>
          </table:table-cell>
          <table:table-cell office:value-type="float" office:value="-12035918960.7164" calcext:value-type="float">
            <text:p>-12035918960.7164</text:p>
          </table:table-cell>
          <table:table-cell office:value-type="float" office:value="-16716443682.3881" calcext:value-type="float">
            <text:p>-16716443682.3881</text:p>
          </table:table-cell>
          <table:table-cell office:value-type="float" office:value="-21343925332.0597" calcext:value-type="float">
            <text:p>-21343925332.0597</text:p>
          </table:table-cell>
          <table:table-cell office:value-type="float" office:value="-25975086972.452" calcext:value-type="float">
            <text:p>-25975086972.452</text:p>
          </table:table-cell>
          <table:table-cell office:value-type="float" office:value="-30624359273.3475" calcext:value-type="float">
            <text:p>-30624359273.3475</text:p>
          </table:table-cell>
          <table:table-cell office:value-type="float" office:value="-35269910515.9915" calcext:value-type="float">
            <text:p>-35269910515.9915</text:p>
          </table:table-cell>
          <table:table-cell office:value-type="float" office:value="-39920299434.8486" calcext:value-type="float">
            <text:p>-39920299434.8486</text:p>
          </table:table-cell>
          <table:table-cell office:value-type="float" office:value="-44547916237.7825" calcext:value-type="float">
            <text:p>-44547916237.7825</text:p>
          </table:table-cell>
        </table:table-row>
        <table:table-row table:style-name="ro1">
          <table:table-cell office:value-type="string" calcext:value-type="string">
            <text:p>LR=0.1</text:p>
          </table:table-cell>
          <table:table-cell office:value-type="float" office:value="1838367581.21704" calcext:value-type="float">
            <text:p>1838367581.21704</text:p>
          </table:table-cell>
          <table:table-cell office:value-type="float" office:value="5452222554.24591" calcext:value-type="float">
            <text:p>5452222554.24591</text:p>
          </table:table-cell>
          <table:table-cell office:value-type="float" office:value="8963322649.15423" calcext:value-type="float">
            <text:p>8963322649.15423</text:p>
          </table:table-cell>
          <table:table-cell office:value-type="float" office:value="12440215791.8977" calcext:value-type="float">
            <text:p>12440215791.8977</text:p>
          </table:table-cell>
          <table:table-cell office:value-type="float" office:value="15918719858.3539" calcext:value-type="float">
            <text:p>15918719858.3539</text:p>
          </table:table-cell>
          <table:table-cell office:value-type="float" office:value="19402063424.5913" calcext:value-type="float">
            <text:p>19402063424.5913</text:p>
          </table:table-cell>
          <table:table-cell office:value-type="float" office:value="22886337957.3902" calcext:value-type="float">
            <text:p>22886337957.3902</text:p>
          </table:table-cell>
          <table:table-cell office:value-type="float" office:value="26374471068.8387" calcext:value-type="float">
            <text:p>26374471068.8387</text:p>
          </table:table-cell>
          <table:table-cell office:value-type="float" office:value="29871273262.7605" calcext:value-type="float">
            <text:p>29871273262.7605</text:p>
          </table:table-cell>
          <table:table-cell office:value-type="float" office:value="33354913406.9993" calcext:value-type="float">
            <text:p>33354913406.999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5.07862874617709" calcext:value-type="float">
            <text:p>5.07862874617709</text:p>
          </table:table-cell>
          <table:table-cell office:value-type="float" office:value="3.66087563002287" calcext:value-type="float">
            <text:p>3.66087563002287</text:p>
          </table:table-cell>
          <table:table-cell office:value-type="float" office:value="5.17028256215012" calcext:value-type="float">
            <text:p>5.17028256215012</text:p>
          </table:table-cell>
          <table:table-cell office:value-type="float" office:value="5.61955101098587" calcext:value-type="float">
            <text:p>5.61955101098587</text:p>
          </table:table-cell>
          <table:table-cell office:value-type="float" office:value="5.12607540199752" calcext:value-type="float">
            <text:p>5.12607540199752</text:p>
          </table:table-cell>
          <table:table-cell office:value-type="float" office:value="4.73110926735884" calcext:value-type="float">
            <text:p>4.73110926735884</text:p>
          </table:table-cell>
          <table:table-cell office:value-type="float" office:value="5.22832751820591" calcext:value-type="float">
            <text:p>5.22832751820591</text:p>
          </table:table-cell>
          <table:table-cell office:value-type="float" office:value="5.71151200489703" calcext:value-type="float">
            <text:p>5.71151200489703</text:p>
          </table:table-cell>
          <table:table-cell office:value-type="float" office:value="8.14553889130224" calcext:value-type="float">
            <text:p>8.14553889130224</text:p>
          </table:table-cell>
          <table:table-cell office:value-type="float" office:value="7.7322233155338" calcext:value-type="float">
            <text:p>7.7322233155338</text:p>
          </table:table-cell>
        </table:table-row>
        <table:table-row table:style-name="ro1">
          <table:table-cell/>
          <table:table-cell office:value-type="float" office:value="6.07254225574831" calcext:value-type="float">
            <text:p>6.07254225574831</text:p>
          </table:table-cell>
          <table:table-cell office:value-type="float" office:value="5.16165957013681" calcext:value-type="float">
            <text:p>5.16165957013681</text:p>
          </table:table-cell>
          <table:table-cell office:value-type="float" office:value="4.27810651127463" calcext:value-type="float">
            <text:p>4.27810651127463</text:p>
          </table:table-cell>
          <table:table-cell office:value-type="float" office:value="7.59016363554672" calcext:value-type="float">
            <text:p>7.59016363554672</text:p>
          </table:table-cell>
          <table:table-cell office:value-type="float" office:value="9.77407957292569" calcext:value-type="float">
            <text:p>9.77407957292569</text:p>
          </table:table-cell>
          <table:table-cell office:value-type="float" office:value="8.29692972341834" calcext:value-type="float">
            <text:p>8.29692972341834</text:p>
          </table:table-cell>
          <table:table-cell office:value-type="float" office:value="8.59350520054669" calcext:value-type="float">
            <text:p>8.59350520054669</text:p>
          </table:table-cell>
          <table:table-cell office:value-type="float" office:value="9.61620695199539" calcext:value-type="float">
            <text:p>9.61620695199539</text:p>
          </table:table-cell>
          <table:table-cell office:value-type="float" office:value="9.4984057249545" calcext:value-type="float">
            <text:p>9.4984057249545</text:p>
          </table:table-cell>
          <table:table-cell office:value-type="float" office:value="9.54461830968796" calcext:value-type="float">
            <text:p>9.54461830968796</text:p>
          </table:table-cell>
        </table:table-row>
        <table:table-row table:style-name="ro1">
          <table:table-cell/>
          <table:table-cell office:value-type="float" office:value="5.37377720867901" calcext:value-type="float">
            <text:p>5.37377720867901</text:p>
          </table:table-cell>
          <table:table-cell office:value-type="float" office:value="3.71285826565106" calcext:value-type="float">
            <text:p>3.71285826565106</text:p>
          </table:table-cell>
          <table:table-cell office:value-type="float" office:value="4.80845071537408" calcext:value-type="float">
            <text:p>4.80845071537408</text:p>
          </table:table-cell>
          <table:table-cell office:value-type="float" office:value="7.34885500438178" calcext:value-type="float">
            <text:p>7.34885500438178</text:p>
          </table:table-cell>
          <table:table-cell office:value-type="float" office:value="8.21208816398181" calcext:value-type="float">
            <text:p>8.21208816398181</text:p>
          </table:table-cell>
          <table:table-cell office:value-type="float" office:value="8.67508315226671" calcext:value-type="float">
            <text:p>8.67508315226671</text:p>
          </table:table-cell>
          <table:table-cell office:value-type="float" office:value="8.55434614559735" calcext:value-type="float">
            <text:p>8.55434614559735</text:p>
          </table:table-cell>
          <table:table-cell office:value-type="float" office:value="8.59411138766356" calcext:value-type="float">
            <text:p>8.59411138766356</text:p>
          </table:table-cell>
          <table:table-cell office:value-type="float" office:value="8.49967705212168" calcext:value-type="float">
            <text:p>8.49967705212168</text:p>
          </table:table-cell>
          <table:table-cell office:value-type="float" office:value="8.57782389106018" calcext:value-type="float">
            <text:p>8.57782389106018</text:p>
          </table:table-cell>
        </table:table-row>
        <table:table-row table:style-name="ro1">
          <table:table-cell office:value-type="string" calcext:value-type="string">
            <text:p>LR=0.1</text:p>
          </table:table-cell>
          <table:table-cell office:value-type="float" office:value="5.50831607020147" calcext:value-type="float">
            <text:p>5.50831607020147</text:p>
          </table:table-cell>
          <table:table-cell office:value-type="float" office:value="4.17846448860358" calcext:value-type="float">
            <text:p>4.17846448860358</text:p>
          </table:table-cell>
          <table:table-cell office:value-type="float" office:value="4.75227992959961" calcext:value-type="float">
            <text:p>4.75227992959961</text:p>
          </table:table-cell>
          <table:table-cell office:value-type="float" office:value="6.85285655030479" calcext:value-type="float">
            <text:p>6.85285655030479</text:p>
          </table:table-cell>
          <table:table-cell office:value-type="float" office:value="7.70408104630167" calcext:value-type="float">
            <text:p>7.70408104630167</text:p>
          </table:table-cell>
          <table:table-cell office:value-type="float" office:value="7.2343740476813" calcext:value-type="float">
            <text:p>7.2343740476813</text:p>
          </table:table-cell>
          <table:table-cell office:value-type="float" office:value="7.45872628811665" calcext:value-type="float">
            <text:p>7.45872628811665</text:p>
          </table:table-cell>
          <table:table-cell office:value-type="float" office:value="7.97394344818533" calcext:value-type="float">
            <text:p>7.97394344818533</text:p>
          </table:table-cell>
          <table:table-cell office:value-type="float" office:value="8.71454055612614" calcext:value-type="float">
            <text:p>8.71454055612614</text:p>
          </table:table-cell>
          <table:table-cell office:value-type="float" office:value="8.61822183876065" calcext:value-type="float">
            <text:p>8.61822183876065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float" office:value="-72274104.3358209" calcext:value-type="float">
            <text:p>-72274104.3358209</text:p>
          </table:table-cell>
          <table:table-cell office:value-type="float" office:value="-429771263.402985" calcext:value-type="float">
            <text:p>-429771263.402985</text:p>
          </table:table-cell>
          <table:table-cell office:value-type="float" office:value="-864429002.490405" calcext:value-type="float">
            <text:p>-864429002.490405</text:p>
          </table:table-cell>
          <table:table-cell office:value-type="float" office:value="-1257092298.60981" calcext:value-type="float">
            <text:p>-1257092298.60981</text:p>
          </table:table-cell>
          <table:table-cell office:value-type="float" office:value="-1623119221.08316" calcext:value-type="float">
            <text:p>-1623119221.08316</text:p>
          </table:table-cell>
          <table:table-cell office:value-type="float" office:value="-1978858140.3838" calcext:value-type="float">
            <text:p>-1978858140.3838</text:p>
          </table:table-cell>
          <table:table-cell office:value-type="float" office:value="-2318714627.85501" calcext:value-type="float">
            <text:p>-2318714627.85501</text:p>
          </table:table-cell>
          <table:table-cell office:value-type="float" office:value="-2652814210.18337" calcext:value-type="float">
            <text:p>-2652814210.18337</text:p>
          </table:table-cell>
          <table:table-cell office:value-type="float" office:value="-2972946742.65245" calcext:value-type="float">
            <text:p>-2972946742.65245</text:p>
          </table:table-cell>
          <table:table-cell office:value-type="float" office:value="-3282209859.8209" calcext:value-type="float">
            <text:p>-3282209859.8209</text:p>
          </table:table-cell>
        </table:table-row>
        <table:table-row table:style-name="ro1">
          <table:table-cell/>
          <table:table-cell office:value-type="float" office:value="-89343396.7726546" calcext:value-type="float">
            <text:p>-89343396.7726546</text:p>
          </table:table-cell>
          <table:table-cell office:value-type="float" office:value="-422993984.938166" calcext:value-type="float">
            <text:p>-422993984.938166</text:p>
          </table:table-cell>
          <table:table-cell office:value-type="float" office:value="-735790904.289979" calcext:value-type="float">
            <text:p>-735790904.289979</text:p>
          </table:table-cell>
          <table:table-cell office:value-type="float" office:value="-982097891.735608" calcext:value-type="float">
            <text:p>-982097891.735608</text:p>
          </table:table-cell>
          <table:table-cell office:value-type="float" office:value="-1200186329.44989" calcext:value-type="float">
            <text:p>-1200186329.44989</text:p>
          </table:table-cell>
          <table:table-cell office:value-type="float" office:value="-1404812146.54158" calcext:value-type="float">
            <text:p>-1404812146.54158</text:p>
          </table:table-cell>
          <table:table-cell office:value-type="float" office:value="-1608527566.39659" calcext:value-type="float">
            <text:p>-1608527566.39659</text:p>
          </table:table-cell>
          <table:table-cell office:value-type="float" office:value="-1799270131.71855" calcext:value-type="float">
            <text:p>-1799270131.71855</text:p>
          </table:table-cell>
          <table:table-cell office:value-type="float" office:value="-1984244099.54797" calcext:value-type="float">
            <text:p>-1984244099.54797</text:p>
          </table:table-cell>
          <table:table-cell office:value-type="float" office:value="-2172913146.74627" calcext:value-type="float">
            <text:p>-2172913146.74627</text:p>
          </table:table-cell>
        </table:table-row>
        <table:table-row table:style-name="ro1">
          <table:table-cell/>
          <table:table-cell office:value-type="float" office:value="-64486299.2478678" calcext:value-type="float">
            <text:p>-64486299.2478678</text:p>
          </table:table-cell>
          <table:table-cell office:value-type="float" office:value="-333729049.936034" calcext:value-type="float">
            <text:p>-333729049.936034</text:p>
          </table:table-cell>
          <table:table-cell office:value-type="float" office:value="-644179520.324094" calcext:value-type="float">
            <text:p>-644179520.324094</text:p>
          </table:table-cell>
          <table:table-cell office:value-type="float" office:value="-914655264.69936" calcext:value-type="float">
            <text:p>-914655264.69936</text:p>
          </table:table-cell>
          <table:table-cell office:value-type="float" office:value="-1166817453.13433" calcext:value-type="float">
            <text:p>-1166817453.13433</text:p>
          </table:table-cell>
          <table:table-cell office:value-type="float" office:value="-1409184508.96375" calcext:value-type="float">
            <text:p>-1409184508.96375</text:p>
          </table:table-cell>
          <table:table-cell office:value-type="float" office:value="-1643638694.58422" calcext:value-type="float">
            <text:p>-1643638694.58422</text:p>
          </table:table-cell>
          <table:table-cell office:value-type="float" office:value="-1883666019.47974" calcext:value-type="float">
            <text:p>-1883666019.47974</text:p>
          </table:table-cell>
          <table:table-cell office:value-type="float" office:value="-2103686584.97228" calcext:value-type="float">
            <text:p>-2103686584.97228</text:p>
          </table:table-cell>
          <table:table-cell office:value-type="float" office:value="-2331529085.7484" calcext:value-type="float">
            <text:p>-2331529085.7484</text:p>
          </table:table-cell>
        </table:table-row>
        <table:table-row table:style-name="ro1">
          <table:table-cell office:value-type="string" calcext:value-type="string">
            <text:p>LR=0.01</text:p>
          </table:table-cell>
          <table:table-cell office:value-type="float" office:value="75367933.4521144" calcext:value-type="float">
            <text:p>75367933.4521144</text:p>
          </table:table-cell>
          <table:table-cell office:value-type="float" office:value="395498099.425728" calcext:value-type="float">
            <text:p>395498099.425728</text:p>
          </table:table-cell>
          <table:table-cell office:value-type="float" office:value="748133142.368159" calcext:value-type="float">
            <text:p>748133142.368159</text:p>
          </table:table-cell>
          <table:table-cell office:value-type="float" office:value="1051281818.34826" calcext:value-type="float">
            <text:p>1051281818.34826</text:p>
          </table:table-cell>
          <table:table-cell office:value-type="float" office:value="1330041001.22246" calcext:value-type="float">
            <text:p>1330041001.22246</text:p>
          </table:table-cell>
          <table:table-cell office:value-type="float" office:value="1597618265.29638" calcext:value-type="float">
            <text:p>1597618265.29638</text:p>
          </table:table-cell>
          <table:table-cell office:value-type="float" office:value="1856960296.27861" calcext:value-type="float">
            <text:p>1856960296.27861</text:p>
          </table:table-cell>
          <table:table-cell office:value-type="float" office:value="2111916787.12722" calcext:value-type="float">
            <text:p>2111916787.12722</text:p>
          </table:table-cell>
          <table:table-cell office:value-type="float" office:value="2353625809.05757" calcext:value-type="float">
            <text:p>2353625809.05757</text:p>
          </table:table-cell>
          <table:table-cell office:value-type="float" office:value="2595550697.43852" calcext:value-type="float">
            <text:p>2595550697.4385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50.5579" calcext:value-type="float">
            <text:p>50.5579</text:p>
          </table:table-cell>
          <table:table-cell office:value-type="float" office:value="-7.9401" calcext:value-type="float">
            <text:p>-7.9401</text:p>
          </table:table-cell>
          <table:table-cell office:value-type="float" office:value="-6.3675" calcext:value-type="float">
            <text:p>-6.3675</text:p>
          </table:table-cell>
          <table:table-cell office:value-type="float" office:value="-5.4642" calcext:value-type="float">
            <text:p>-5.4642</text:p>
          </table:table-cell>
          <table:table-cell office:value-type="float" office:value="-5.5424" calcext:value-type="float">
            <text:p>-5.5424</text:p>
          </table:table-cell>
          <table:table-cell office:value-type="float" office:value="-5.3176" calcext:value-type="float">
            <text:p>-5.3176</text:p>
          </table:table-cell>
          <table:table-cell office:value-type="float" office:value="-5.7862" calcext:value-type="float">
            <text:p>-5.7862</text:p>
          </table:table-cell>
          <table:table-cell office:value-type="float" office:value="-7.1688" calcext:value-type="float">
            <text:p>-7.1688</text:p>
          </table:table-cell>
          <table:table-cell office:value-type="float" office:value="-6.3638" calcext:value-type="float">
            <text:p>-6.3638</text:p>
          </table:table-cell>
          <table:table-cell office:value-type="float" office:value="-5.7281" calcext:value-type="float">
            <text:p>-5.7281</text:p>
          </table:table-cell>
        </table:table-row>
        <table:table-row table:style-name="ro1">
          <table:table-cell/>
          <table:table-cell office:value-type="float" office:value="48.1105" calcext:value-type="float">
            <text:p>48.1105</text:p>
          </table:table-cell>
          <table:table-cell office:value-type="float" office:value="-7.9247" calcext:value-type="float">
            <text:p>-7.9247</text:p>
          </table:table-cell>
          <table:table-cell office:value-type="float" office:value="-5.8725" calcext:value-type="float">
            <text:p>-5.8725</text:p>
          </table:table-cell>
          <table:table-cell office:value-type="float" office:value="-5.2864" calcext:value-type="float">
            <text:p>-5.2864</text:p>
          </table:table-cell>
          <table:table-cell office:value-type="float" office:value="-3.6749" calcext:value-type="float">
            <text:p>-3.6749</text:p>
          </table:table-cell>
          <table:table-cell office:value-type="float" office:value="-2.6193" calcext:value-type="float">
            <text:p>-2.6193</text:p>
          </table:table-cell>
          <table:table-cell office:value-type="float" office:value="-2.3389" calcext:value-type="float">
            <text:p>-2.3389</text:p>
          </table:table-cell>
          <table:table-cell office:value-type="float" office:value="-2.8035" calcext:value-type="float">
            <text:p>-2.8035</text:p>
          </table:table-cell>
          <table:table-cell office:value-type="float" office:value="-2.9508" calcext:value-type="float">
            <text:p>-2.9508</text:p>
          </table:table-cell>
          <table:table-cell office:value-type="float" office:value="-4.1501" calcext:value-type="float">
            <text:p>-4.1501</text:p>
          </table:table-cell>
        </table:table-row>
        <table:table-row table:style-name="ro1">
          <table:table-cell/>
          <table:table-cell office:value-type="float" office:value="56.343" calcext:value-type="float">
            <text:p>56.343</text:p>
          </table:table-cell>
          <table:table-cell office:value-type="float" office:value="-8.283" calcext:value-type="float">
            <text:p>-8.283</text:p>
          </table:table-cell>
          <table:table-cell office:value-type="float" office:value="-7.4705" calcext:value-type="float">
            <text:p>-7.4705</text:p>
          </table:table-cell>
          <table:table-cell office:value-type="float" office:value="-7.4183" calcext:value-type="float">
            <text:p>-7.4183</text:p>
          </table:table-cell>
          <table:table-cell office:value-type="float" office:value="-6.4988" calcext:value-type="float">
            <text:p>-6.4988</text:p>
          </table:table-cell>
          <table:table-cell office:value-type="float" office:value="-5.1625" calcext:value-type="float">
            <text:p>-5.1625</text:p>
          </table:table-cell>
          <table:table-cell office:value-type="float" office:value="-5.2057" calcext:value-type="float">
            <text:p>-5.2057</text:p>
          </table:table-cell>
          <table:table-cell office:value-type="float" office:value="-4.1388" calcext:value-type="float">
            <text:p>-4.1388</text:p>
          </table:table-cell>
          <table:table-cell office:value-type="float" office:value="-4.3278" calcext:value-type="float">
            <text:p>-4.3278</text:p>
          </table:table-cell>
          <table:table-cell office:value-type="float" office:value="-3.8925" calcext:value-type="float">
            <text:p>-3.8925</text:p>
          </table:table-cell>
        </table:table-row>
        <table:table-row table:style-name="ro1">
          <table:table-cell office:value-type="string" calcext:value-type="string">
            <text:p>LR=0.01</text:p>
          </table:table-cell>
          <table:table-cell office:value-type="float" office:value="51.6704666666667" calcext:value-type="float">
            <text:p>51.6704666666667</text:p>
          </table:table-cell>
          <table:table-cell office:value-type="float" office:value="8.04926666666667" calcext:value-type="float">
            <text:p>8.04926666666667</text:p>
          </table:table-cell>
          <table:table-cell office:value-type="float" office:value="6.57016666666667" calcext:value-type="float">
            <text:p>6.57016666666667</text:p>
          </table:table-cell>
          <table:table-cell office:value-type="float" office:value="6.0563" calcext:value-type="float">
            <text:p>6.0563</text:p>
          </table:table-cell>
          <table:table-cell office:value-type="float" office:value="5.2387" calcext:value-type="float">
            <text:p>5.2387</text:p>
          </table:table-cell>
          <table:table-cell office:value-type="float" office:value="4.36646666666667" calcext:value-type="float">
            <text:p>4.36646666666667</text:p>
          </table:table-cell>
          <table:table-cell office:value-type="float" office:value="4.4436" calcext:value-type="float">
            <text:p>4.4436</text:p>
          </table:table-cell>
          <table:table-cell office:value-type="float" office:value="4.7037" calcext:value-type="float">
            <text:p>4.7037</text:p>
          </table:table-cell>
          <table:table-cell office:value-type="float" office:value="4.54746666666667" calcext:value-type="float">
            <text:p>4.54746666666667</text:p>
          </table:table-cell>
          <table:table-cell office:value-type="float" office:value="4.59023333333333" calcext:value-type="float">
            <text:p>4.59023333333333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float" office:value="-10889044.3316" calcext:value-type="float">
            <text:p>-10889044.3316</text:p>
          </table:table-cell>
          <table:table-cell office:value-type="float" office:value="-106539402.1151" calcext:value-type="float">
            <text:p>-106539402.1151</text:p>
          </table:table-cell>
          <table:table-cell office:value-type="float" office:value="-182564715.1983" calcext:value-type="float">
            <text:p>-182564715.1983</text:p>
          </table:table-cell>
          <table:table-cell office:value-type="float" office:value="-180454437.9488" calcext:value-type="float">
            <text:p>-180454437.9488</text:p>
          </table:table-cell>
          <table:table-cell office:value-type="float" office:value="-266993423.8166" calcext:value-type="float">
            <text:p>-266993423.8166</text:p>
          </table:table-cell>
          <table:table-cell office:value-type="float" office:value="-319084133.1087" calcext:value-type="float">
            <text:p>-319084133.1087</text:p>
          </table:table-cell>
          <table:table-cell office:value-type="float" office:value="364421487.3774" calcext:value-type="float">
            <text:p>364421487.3774</text:p>
          </table:table-cell>
          <table:table-cell office:value-type="float" office:value="-404495154.6183" calcext:value-type="float">
            <text:p>-404495154.6183</text:p>
          </table:table-cell>
          <table:table-cell office:value-type="float" office:value="-472441823.3603" calcext:value-type="float">
            <text:p>-472441823.3603</text:p>
          </table:table-cell>
          <table:table-cell office:value-type="float" office:value="752576335.5224" calcext:value-type="float">
            <text:p>752576335.5224</text:p>
          </table:table-cell>
        </table:table-row>
        <table:table-row table:style-name="ro1">
          <table:table-cell/>
          <table:table-cell office:value-type="float" office:value="-11157888.2431" calcext:value-type="float">
            <text:p>-11157888.2431</text:p>
          </table:table-cell>
          <table:table-cell office:value-type="float" office:value="-65840594.2537" calcext:value-type="float">
            <text:p>-65840594.2537</text:p>
          </table:table-cell>
          <table:table-cell office:value-type="float" office:value="-89088816.4797" calcext:value-type="float">
            <text:p>-89088816.4797</text:p>
          </table:table-cell>
          <table:table-cell office:value-type="float" office:value="-122299053.4542" calcext:value-type="float">
            <text:p>-122299053.4542</text:p>
          </table:table-cell>
          <table:table-cell office:value-type="float" office:value="-168323780.4861" calcext:value-type="float">
            <text:p>-168323780.4861</text:p>
          </table:table-cell>
          <table:table-cell office:value-type="float" office:value="-226518158.533" calcext:value-type="float">
            <text:p>-226518158.533</text:p>
          </table:table-cell>
          <table:table-cell office:value-type="float" office:value="-305624292.5458" calcext:value-type="float">
            <text:p>-305624292.5458</text:p>
          </table:table-cell>
          <table:table-cell office:value-type="float" office:value="-354394772.3497" calcext:value-type="float">
            <text:p>-354394772.3497</text:p>
          </table:table-cell>
          <table:table-cell office:value-type="float" office:value="-390133574.8913" calcext:value-type="float">
            <text:p>-390133574.8913</text:p>
          </table:table-cell>
          <table:table-cell office:value-type="float" office:value="-418590688.9382" calcext:value-type="float">
            <text:p>-418590688.9382</text:p>
          </table:table-cell>
        </table:table-row>
        <table:table-row table:style-name="ro1">
          <table:table-cell/>
          <table:table-cell office:value-type="float" office:value="-15198142.3955" calcext:value-type="float">
            <text:p>-15198142.3955</text:p>
          </table:table-cell>
          <table:table-cell office:value-type="float" office:value="-34225165.7655" calcext:value-type="float">
            <text:p>-34225165.7655</text:p>
          </table:table-cell>
          <table:table-cell office:value-type="float" office:value="-54236057.9456" calcext:value-type="float">
            <text:p>-54236057.9456</text:p>
          </table:table-cell>
          <table:table-cell office:value-type="float" office:value="-92871815.791" calcext:value-type="float">
            <text:p>-92871815.791</text:p>
          </table:table-cell>
          <table:table-cell office:value-type="float" office:value="-144098650.9638" calcext:value-type="float">
            <text:p>-144098650.9638</text:p>
          </table:table-cell>
          <table:table-cell office:value-type="float" office:value="-192625481.8891" calcext:value-type="float">
            <text:p>-192625481.8891</text:p>
          </table:table-cell>
          <table:table-cell office:value-type="float" office:value="-245153718.5928" calcext:value-type="float">
            <text:p>-245153718.5928</text:p>
          </table:table-cell>
          <table:table-cell office:value-type="float" office:value="-297947798.4307" calcext:value-type="float">
            <text:p>-297947798.4307</text:p>
          </table:table-cell>
          <table:table-cell office:value-type="float" office:value="-352036768.8443" calcext:value-type="float">
            <text:p>-352036768.8443</text:p>
          </table:table-cell>
          <table:table-cell office:value-type="float" office:value="-403672865.5096" calcext:value-type="float">
            <text:p>-403672865.5096</text:p>
          </table:table-cell>
        </table:table-row>
        <table:table-row table:style-name="ro1">
          <table:table-cell office:value-type="string" calcext:value-type="string">
            <text:p>LR=0.001</text:p>
          </table:table-cell>
          <table:table-cell office:value-type="float" office:value="12415024.9900667" calcext:value-type="float">
            <text:p>12415024.9900667</text:p>
          </table:table-cell>
          <table:table-cell office:value-type="float" office:value="68868387.3781" calcext:value-type="float">
            <text:p>68868387.3781</text:p>
          </table:table-cell>
          <table:table-cell office:value-type="float" office:value="108629863.207867" calcext:value-type="float">
            <text:p>108629863.207867</text:p>
          </table:table-cell>
          <table:table-cell office:value-type="float" office:value="131875102.398" calcext:value-type="float">
            <text:p>131875102.398</text:p>
          </table:table-cell>
          <table:table-cell office:value-type="float" office:value="193138618.422167" calcext:value-type="float">
            <text:p>193138618.422167</text:p>
          </table:table-cell>
          <table:table-cell office:value-type="float" office:value="246075924.510267" calcext:value-type="float">
            <text:p>246075924.510267</text:p>
          </table:table-cell>
          <table:table-cell office:value-type="float" office:value="305066499.505333" calcext:value-type="float">
            <text:p>305066499.505333</text:p>
          </table:table-cell>
          <table:table-cell office:value-type="float" office:value="352279241.799567" calcext:value-type="float">
            <text:p>352279241.799567</text:p>
          </table:table-cell>
          <table:table-cell office:value-type="float" office:value="404870722.3653" calcext:value-type="float">
            <text:p>404870722.3653</text:p>
          </table:table-cell>
          <table:table-cell office:value-type="float" office:value="524946629.990067" calcext:value-type="float">
            <text:p>524946629.990067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462.7591" calcext:value-type="float">
            <text:p>462.7591</text:p>
          </table:table-cell>
          <table:table-cell office:value-type="float" office:value="61.1645" calcext:value-type="float">
            <text:p>61.1645</text:p>
          </table:table-cell>
          <table:table-cell office:value-type="float" office:value="20.0684" calcext:value-type="float">
            <text:p>20.0684</text:p>
          </table:table-cell>
          <table:table-cell office:value-type="float" office:value="7.622" calcext:value-type="float">
            <text:p>7.622</text:p>
          </table:table-cell>
          <table:table-cell office:value-type="float" office:value="-1.9329" calcext:value-type="float">
            <text:p>-1.9329</text:p>
          </table:table-cell>
          <table:table-cell office:value-type="float" office:value="-4.4256" calcext:value-type="float">
            <text:p>-4.4256</text:p>
          </table:table-cell>
          <table:table-cell office:value-type="float" office:value="-5.0939" calcext:value-type="float">
            <text:p>-5.0939</text:p>
          </table:table-cell>
          <table:table-cell office:value-type="float" office:value="-5.595" calcext:value-type="float">
            <text:p>-5.595</text:p>
          </table:table-cell>
          <table:table-cell office:value-type="float" office:value="-6.8474" calcext:value-type="float">
            <text:p>-6.8474</text:p>
          </table:table-cell>
          <table:table-cell office:value-type="float" office:value="-6.5978" calcext:value-type="float">
            <text:p>-6.5978</text:p>
          </table:table-cell>
        </table:table-row>
        <table:table-row table:style-name="ro1">
          <table:table-cell/>
          <table:table-cell office:value-type="float" office:value="507.9061" calcext:value-type="float">
            <text:p>507.9061</text:p>
          </table:table-cell>
          <table:table-cell office:value-type="float" office:value="68.4051" calcext:value-type="float">
            <text:p>68.4051</text:p>
          </table:table-cell>
          <table:table-cell office:value-type="float" office:value="18.8241" calcext:value-type="float">
            <text:p>18.8241</text:p>
          </table:table-cell>
          <table:table-cell office:value-type="float" office:value="5.1878" calcext:value-type="float">
            <text:p>5.1878</text:p>
          </table:table-cell>
          <table:table-cell office:value-type="float" office:value="-1.8437" calcext:value-type="float">
            <text:p>-1.8437</text:p>
          </table:table-cell>
          <table:table-cell office:value-type="float" office:value="-5.3871" calcext:value-type="float">
            <text:p>-5.3871</text:p>
          </table:table-cell>
          <table:table-cell office:value-type="float" office:value="-6.3594" calcext:value-type="float">
            <text:p>-6.3594</text:p>
          </table:table-cell>
          <table:table-cell office:value-type="float" office:value="-6.8436" calcext:value-type="float">
            <text:p>-6.8436</text:p>
          </table:table-cell>
          <table:table-cell office:value-type="float" office:value="-7.3278" calcext:value-type="float">
            <text:p>-7.3278</text:p>
          </table:table-cell>
          <table:table-cell office:value-type="float" office:value="-7.852" calcext:value-type="float">
            <text:p>-7.852</text:p>
          </table:table-cell>
        </table:table-row>
        <table:table-row table:style-name="ro1">
          <table:table-cell/>
          <table:table-cell office:value-type="float" office:value="475.6697" calcext:value-type="float">
            <text:p>475.6697</text:p>
          </table:table-cell>
          <table:table-cell office:value-type="float" office:value="57.1663" calcext:value-type="float">
            <text:p>57.1663</text:p>
          </table:table-cell>
          <table:table-cell office:value-type="float" office:value="12.0683" calcext:value-type="float">
            <text:p>12.0683</text:p>
          </table:table-cell>
          <table:table-cell office:value-type="float" office:value="2.2496" calcext:value-type="float">
            <text:p>2.2496</text:p>
          </table:table-cell>
          <table:table-cell office:value-type="float" office:value="-1.7957" calcext:value-type="float">
            <text:p>-1.7957</text:p>
          </table:table-cell>
          <table:table-cell office:value-type="float" office:value="-5.1584" calcext:value-type="float">
            <text:p>-5.1584</text:p>
          </table:table-cell>
          <table:table-cell office:value-type="float" office:value="-7.0105" calcext:value-type="float">
            <text:p>-7.0105</text:p>
          </table:table-cell>
          <table:table-cell office:value-type="float" office:value="-7.808" calcext:value-type="float">
            <text:p>-7.808</text:p>
          </table:table-cell>
          <table:table-cell office:value-type="float" office:value="-7.7888" calcext:value-type="float">
            <text:p>-7.7888</text:p>
          </table:table-cell>
          <table:table-cell office:value-type="float" office:value="-7.8101" calcext:value-type="float">
            <text:p>-7.8101</text:p>
          </table:table-cell>
        </table:table-row>
        <table:table-row table:style-name="ro1">
          <table:table-cell office:value-type="string" calcext:value-type="string">
            <text:p>LR=0.001</text:p>
          </table:table-cell>
          <table:table-cell office:value-type="float" office:value="482.111633333333" calcext:value-type="float">
            <text:p>482.111633333333</text:p>
          </table:table-cell>
          <table:table-cell office:value-type="float" office:value="62.2453" calcext:value-type="float">
            <text:p>62.2453</text:p>
          </table:table-cell>
          <table:table-cell office:value-type="float" office:value="16.9869333333333" calcext:value-type="float">
            <text:p>16.9869333333333</text:p>
          </table:table-cell>
          <table:table-cell office:value-type="float" office:value="5.0198" calcext:value-type="float">
            <text:p>5.0198</text:p>
          </table:table-cell>
          <table:table-cell office:value-type="float" office:value="1.85743333333333" calcext:value-type="float">
            <text:p>1.85743333333333</text:p>
          </table:table-cell>
          <table:table-cell office:value-type="float" office:value="4.99036666666667" calcext:value-type="float">
            <text:p>4.99036666666667</text:p>
          </table:table-cell>
          <table:table-cell office:value-type="float" office:value="6.1546" calcext:value-type="float">
            <text:p>6.1546</text:p>
          </table:table-cell>
          <table:table-cell office:value-type="float" office:value="6.74886666666667" calcext:value-type="float">
            <text:p>6.74886666666667</text:p>
          </table:table-cell>
          <table:table-cell office:value-type="float" office:value="7.32133333333333" calcext:value-type="float">
            <text:p>7.32133333333333</text:p>
          </table:table-cell>
          <table:table-cell office:value-type="float" office:value="7.41996666666667" calcext:value-type="float">
            <text:p>7.41996666666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03T20:09:40.829463190</dc:date>
    <meta:editing-duration>PT17M6S</meta:editing-duration>
    <meta:editing-cycles>4</meta:editing-cycles>
    <meta:generator>LibreOffice/7.3.7.2$Linux_X86_64 LibreOffice_project/30$Build-2</meta:generator>
    <meta:document-statistic meta:table-count="1" meta:cell-count="246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8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19cm" svg:height="9.01cm" xlink:href=".." xlink:type="simple" chart:class="chart:line" chart:style-name="ch1">
        <chart:title svg:x="3.388cm" svg:y="0.316cm" chart:style-name="ch2">
          <text:p>Losses By Epoch and Learning Rate, GBRBM</text:p>
        </chart:title>
        <chart:legend chart:legend-position="end" svg:x="13.193cm" svg:y="3.708cm" style:legend-expansion="high" chart:style-name="ch3"/>
        <chart:plot-area chart:style-name="ch4" table:cell-range-address="losses_01.A4:losses_01.K4 losses_01.A16:losses_01.K16 losses_01.A28:losses_01.K28" chart:data-source-has-labels="column" svg:x="1.331cm" svg:y="1.275cm" svg:width="11.542cm" svg:height="6.574cm">
          <chart:coordinate-region svg:x="3.064cm" svg:y="1.474cm" svg:width="9.622cm" svg:height="5.728cm"/>
          <chart:axis chart:dimension="x" chart:name="primary-x" chart:style-name="ch5">
            <chart:title svg:x="6.582cm" svg:y="8.029cm" chart:style-name="ch6">
              <text:p>Epoch</text:p>
            </chart:title>
          </chart:axis>
          <chart:axis chart:dimension="y" chart:name="primary-y" chart:style-name="ch7">
            <chart:title svg:x="0.451cm" svg:y="4.963cm" chart:style-name="ch8">
              <text:p>Loss</text:p>
            </chart:title>
            <chart:grid chart:style-name="ch9" chart:class="major"/>
          </chart:axis>
          <chart:series chart:style-name="ch10" chart:values-cell-range-address="losses_01.B4:losses_01.K4" chart:label-cell-address="losses_01.A4:losses_01.A4" chart:class="chart:line">
            <chart:data-point chart:repeated="10"/>
          </chart:series>
          <chart:series chart:style-name="ch11" chart:values-cell-range-address="losses_01.B16:losses_01.K16" chart:label-cell-address="losses_01.A16:losses_01.A16" chart:class="chart:line">
            <chart:data-point chart:repeated="10"/>
          </chart:series>
          <chart:series chart:style-name="ch12" chart:values-cell-range-address="losses_01.B28:losses_01.K28" chart:label-cell-address="losses_01.A28:losses_01.A28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LR=0.1</text:p>
                <draw:g>
                  <svg:desc>losses_01.A4:losses_01.A4</svg:desc>
                </draw:g>
              </table:table-cell>
              <table:table-cell office:value-type="float" office:value="1838367581.21704">
                <text:p>1838367581.21704</text:p>
                <draw:g>
                  <svg:desc>losses_01.B4:losses_01.K4</svg:desc>
                </draw:g>
              </table:table-cell>
              <table:table-cell office:value-type="float" office:value="5452222554.24591">
                <text:p>5452222554.24591</text:p>
              </table:table-cell>
              <table:table-cell office:value-type="float" office:value="8963322649.15423">
                <text:p>8963322649.15423</text:p>
              </table:table-cell>
              <table:table-cell office:value-type="float" office:value="12440215791.8977">
                <text:p>12440215791.8977</text:p>
              </table:table-cell>
              <table:table-cell office:value-type="float" office:value="15918719858.3539">
                <text:p>15918719858.3539</text:p>
              </table:table-cell>
              <table:table-cell office:value-type="float" office:value="19402063424.5913">
                <text:p>19402063424.5913</text:p>
              </table:table-cell>
              <table:table-cell office:value-type="float" office:value="22886337957.3902">
                <text:p>22886337957.3902</text:p>
              </table:table-cell>
              <table:table-cell office:value-type="float" office:value="26374471068.8387">
                <text:p>26374471068.8387</text:p>
              </table:table-cell>
              <table:table-cell office:value-type="float" office:value="29871273262.7605">
                <text:p>29871273262.7605</text:p>
              </table:table-cell>
              <table:table-cell office:value-type="float" office:value="33354913406.9993">
                <text:p>33354913406.9993</text:p>
              </table:table-cell>
            </table:table-row>
            <table:table-row>
              <table:table-cell office:value-type="string">
                <text:p>LR=0.01</text:p>
                <draw:g>
                  <svg:desc>losses_01.A16:losses_01.A16</svg:desc>
                </draw:g>
              </table:table-cell>
              <table:table-cell office:value-type="float" office:value="75367933.4521144">
                <text:p>75367933.4521144</text:p>
                <draw:g>
                  <svg:desc>losses_01.B16:losses_01.K16</svg:desc>
                </draw:g>
              </table:table-cell>
              <table:table-cell office:value-type="float" office:value="395498099.425728">
                <text:p>395498099.425728</text:p>
              </table:table-cell>
              <table:table-cell office:value-type="float" office:value="748133142.368159">
                <text:p>748133142.368159</text:p>
              </table:table-cell>
              <table:table-cell office:value-type="float" office:value="1051281818.34826">
                <text:p>1051281818.34826</text:p>
              </table:table-cell>
              <table:table-cell office:value-type="float" office:value="1330041001.22246">
                <text:p>1330041001.22246</text:p>
              </table:table-cell>
              <table:table-cell office:value-type="float" office:value="1597618265.29638">
                <text:p>1597618265.29638</text:p>
              </table:table-cell>
              <table:table-cell office:value-type="float" office:value="1856960296.27861">
                <text:p>1856960296.27861</text:p>
              </table:table-cell>
              <table:table-cell office:value-type="float" office:value="2111916787.12722">
                <text:p>2111916787.12722</text:p>
              </table:table-cell>
              <table:table-cell office:value-type="float" office:value="2353625809.05757">
                <text:p>2353625809.05757</text:p>
              </table:table-cell>
              <table:table-cell office:value-type="float" office:value="2595550697.43852">
                <text:p>2595550697.43852</text:p>
              </table:table-cell>
            </table:table-row>
            <table:table-row>
              <table:table-cell office:value-type="string">
                <text:p>LR=0.001</text:p>
                <draw:g>
                  <svg:desc>losses_01.A28:losses_01.A28</svg:desc>
                </draw:g>
              </table:table-cell>
              <table:table-cell office:value-type="float" office:value="12415024.9900667">
                <text:p>12415024.9900667</text:p>
                <draw:g>
                  <svg:desc>losses_01.B28:losses_01.K28</svg:desc>
                </draw:g>
              </table:table-cell>
              <table:table-cell office:value-type="float" office:value="68868387.3781">
                <text:p>68868387.3781</text:p>
              </table:table-cell>
              <table:table-cell office:value-type="float" office:value="108629863.207867">
                <text:p>108629863.207867</text:p>
              </table:table-cell>
              <table:table-cell office:value-type="float" office:value="131875102.398">
                <text:p>131875102.398</text:p>
              </table:table-cell>
              <table:table-cell office:value-type="float" office:value="193138618.422167">
                <text:p>193138618.422167</text:p>
              </table:table-cell>
              <table:table-cell office:value-type="float" office:value="246075924.510267">
                <text:p>246075924.510267</text:p>
              </table:table-cell>
              <table:table-cell office:value-type="float" office:value="305066499.505333">
                <text:p>305066499.505333</text:p>
              </table:table-cell>
              <table:table-cell office:value-type="float" office:value="352279241.799567">
                <text:p>352279241.799567</text:p>
              </table:table-cell>
              <table:table-cell office:value-type="float" office:value="404870722.3653">
                <text:p>404870722.3653</text:p>
              </table:table-cell>
              <table:table-cell office:value-type="float" office:value="524946629.990067">
                <text:p>524946629.9900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697cm" svg:y="0.316cm" chart:style-name="ch2">
          <text:p>Losses By Epoch and Learning Rate, RBM</text:p>
        </chart:title>
        <chart:legend chart:legend-position="end" svg:x="13.174cm" svg:y="3.703cm" style:legend-expansion="high" chart:style-name="ch3"/>
        <chart:plot-area chart:style-name="ch4" table:cell-range-address="losses_01.A9:losses_01.K9 losses_01.A21:losses_01.K21 losses_01.A33:losses_01.K33" chart:data-source-has-labels="column" svg:x="1.331cm" svg:y="1.275cm" svg:width="11.523cm" svg:height="6.564cm">
          <chart:coordinate-region svg:x="2.138cm" svg:y="1.475cm" svg:width="10.529cm" svg:height="5.717cm"/>
          <chart:axis chart:dimension="x" chart:name="primary-x" chart:style-name="ch5">
            <chart:title svg:x="6.572cm" svg:y="8.019cm" chart:style-name="ch6">
              <text:p>Epoch</text:p>
            </chart:title>
          </chart:axis>
          <chart:axis chart:dimension="y" chart:name="primary-y" chart:style-name="ch5">
            <chart:title svg:x="0.451cm" svg:y="4.958cm" chart:style-name="ch7">
              <text:p>Loss</text:p>
            </chart:title>
            <chart:grid chart:style-name="ch8" chart:class="major"/>
          </chart:axis>
          <chart:series chart:style-name="ch9" chart:values-cell-range-address="losses_01.B9:losses_01.K9" chart:label-cell-address="losses_01.A9:losses_01.A9" chart:class="chart:line">
            <chart:data-point chart:repeated="10"/>
          </chart:series>
          <chart:series chart:style-name="ch10" chart:values-cell-range-address="losses_01.B21:losses_01.K21" chart:label-cell-address="losses_01.A21:losses_01.A21" chart:class="chart:line">
            <chart:data-point chart:repeated="10"/>
          </chart:series>
          <chart:series chart:style-name="ch11" chart:values-cell-range-address="losses_01.B33:losses_01.K33" chart:label-cell-address="losses_01.A33:losses_01.A33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LR=0.1</text:p>
                <draw:g>
                  <svg:desc>losses_01.A9:losses_01.A9</svg:desc>
                </draw:g>
              </table:table-cell>
              <table:table-cell office:value-type="float" office:value="5.50831607020147">
                <text:p>5.50831607020147</text:p>
                <draw:g>
                  <svg:desc>losses_01.B9:losses_01.K9</svg:desc>
                </draw:g>
              </table:table-cell>
              <table:table-cell office:value-type="float" office:value="4.17846448860358">
                <text:p>4.17846448860358</text:p>
              </table:table-cell>
              <table:table-cell office:value-type="float" office:value="4.75227992959961">
                <text:p>4.75227992959961</text:p>
              </table:table-cell>
              <table:table-cell office:value-type="float" office:value="6.85285655030479">
                <text:p>6.85285655030479</text:p>
              </table:table-cell>
              <table:table-cell office:value-type="float" office:value="7.70408104630167">
                <text:p>7.70408104630167</text:p>
              </table:table-cell>
              <table:table-cell office:value-type="float" office:value="7.2343740476813">
                <text:p>7.2343740476813</text:p>
              </table:table-cell>
              <table:table-cell office:value-type="float" office:value="7.45872628811665">
                <text:p>7.45872628811665</text:p>
              </table:table-cell>
              <table:table-cell office:value-type="float" office:value="7.97394344818533">
                <text:p>7.97394344818533</text:p>
              </table:table-cell>
              <table:table-cell office:value-type="float" office:value="8.71454055612614">
                <text:p>8.71454055612614</text:p>
              </table:table-cell>
              <table:table-cell office:value-type="float" office:value="8.61822183876065">
                <text:p>8.61822183876065</text:p>
              </table:table-cell>
            </table:table-row>
            <table:table-row>
              <table:table-cell office:value-type="string">
                <text:p>LR=0.01</text:p>
                <draw:g>
                  <svg:desc>losses_01.A21:losses_01.A21</svg:desc>
                </draw:g>
              </table:table-cell>
              <table:table-cell office:value-type="float" office:value="51.6704666666667">
                <text:p>51.6704666666667</text:p>
                <draw:g>
                  <svg:desc>losses_01.B21:losses_01.K21</svg:desc>
                </draw:g>
              </table:table-cell>
              <table:table-cell office:value-type="float" office:value="8.04926666666667">
                <text:p>8.04926666666667</text:p>
              </table:table-cell>
              <table:table-cell office:value-type="float" office:value="6.57016666666667">
                <text:p>6.57016666666667</text:p>
              </table:table-cell>
              <table:table-cell office:value-type="float" office:value="6.0563">
                <text:p>6.0563</text:p>
              </table:table-cell>
              <table:table-cell office:value-type="float" office:value="5.2387">
                <text:p>5.2387</text:p>
              </table:table-cell>
              <table:table-cell office:value-type="float" office:value="4.36646666666667">
                <text:p>4.36646666666667</text:p>
              </table:table-cell>
              <table:table-cell office:value-type="float" office:value="4.4436">
                <text:p>4.4436</text:p>
              </table:table-cell>
              <table:table-cell office:value-type="float" office:value="4.7037">
                <text:p>4.7037</text:p>
              </table:table-cell>
              <table:table-cell office:value-type="float" office:value="4.54746666666667">
                <text:p>4.54746666666667</text:p>
              </table:table-cell>
              <table:table-cell office:value-type="float" office:value="4.59023333333333">
                <text:p>4.59023333333333</text:p>
              </table:table-cell>
            </table:table-row>
            <table:table-row>
              <table:table-cell office:value-type="string">
                <text:p>LR=0.001</text:p>
                <draw:g>
                  <svg:desc>losses_01.A33:losses_01.A33</svg:desc>
                </draw:g>
              </table:table-cell>
              <table:table-cell office:value-type="float" office:value="482.111633333333">
                <text:p>482.111633333333</text:p>
                <draw:g>
                  <svg:desc>losses_01.B33:losses_01.K33</svg:desc>
                </draw:g>
              </table:table-cell>
              <table:table-cell office:value-type="float" office:value="62.2453">
                <text:p>62.2453</text:p>
              </table:table-cell>
              <table:table-cell office:value-type="float" office:value="16.9869333333333">
                <text:p>16.9869333333333</text:p>
              </table:table-cell>
              <table:table-cell office:value-type="float" office:value="5.0198">
                <text:p>5.0198</text:p>
              </table:table-cell>
              <table:table-cell office:value-type="float" office:value="1.85743333333333">
                <text:p>1.85743333333333</text:p>
              </table:table-cell>
              <table:table-cell office:value-type="float" office:value="4.99036666666667">
                <text:p>4.99036666666667</text:p>
              </table:table-cell>
              <table:table-cell office:value-type="float" office:value="6.1546">
                <text:p>6.1546</text:p>
              </table:table-cell>
              <table:table-cell office:value-type="float" office:value="6.74886666666667">
                <text:p>6.74886666666667</text:p>
              </table:table-cell>
              <table:table-cell office:value-type="float" office:value="7.32133333333333">
                <text:p>7.32133333333333</text:p>
              </table:table-cell>
              <table:table-cell office:value-type="float" office:value="7.41996666666667">
                <text:p>7.419966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